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left" style:tab-stop-distance="1in" fo:margin-left="0.37639in" fo:margin-right="0in" fo:text-indent="-0.37639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bitmap" draw:fill-image-name="a6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tr" fo:country="T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bitmap" draw:fill-image-name="a4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7222in" style:font-size-asian="0.47222in" style:font-size-complex="0.47222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577">
      <text:list-level-style-number text:level="1" style:num-format="">
        <style:list-level-properties text:space-before="0in" text:min-label-width="0.37639in"/>
      </text:list-level-style-number>
      <text:list-level-style-number text:level="2" style:num-format="">
        <style:list-level-properties text:space-before="0.49306in" text:min-label-width="0.37639in"/>
      </text:list-level-style-number>
      <text:list-level-style-number text:level="3" style:num-format="">
        <style:list-level-properties text:space-before="1in" text:min-label-width="0.37639in"/>
      </text:list-level-style-number>
      <text:list-level-style-number text:level="4" style:num-format="">
        <style:list-level-properties text:space-before="1.49306in" text:min-label-width="0.37639in"/>
      </text:list-level-style-number>
      <text:list-level-style-number text:level="5" style:num-format="">
        <style:list-level-properties text:space-before="2in" text:min-label-width="0.37639in"/>
      </text:list-level-style-number>
      <text:list-level-style-number text:level="6" style:num-format="">
        <style:list-level-properties text:space-before="2.51326in" text:min-label-width="0.37639in"/>
      </text:list-level-style-number>
      <text:list-level-style-number text:level="7" style:num-format="">
        <style:list-level-properties text:space-before="3.02326in" text:min-label-width="0.37639in"/>
      </text:list-level-style-number>
      <text:list-level-style-number text:level="8" style:num-format="">
        <style:list-level-properties text:space-before="3.53326in" text:min-label-width="0.37639in"/>
      </text:list-level-style-number>
      <text:list-level-style-number text:level="9" style:num-format="">
        <style:list-level-properties text:space-before="4.04326in" text:min-label-width="0.37639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06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49306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1326in"/>
      </text:list-level-style-number>
      <text:list-level-style-number text:level="7" style:num-format="">
        <style:list-level-properties text:space-before="3.02326in"/>
      </text:list-level-style-number>
      <text:list-level-style-number text:level="8" style:num-format="">
        <style:list-level-properties text:space-before="3.53326in"/>
      </text:list-level-style-number>
      <text:list-level-style-number text:level="9" style:num-format="">
        <style:list-level-properties text:space-before="4.04326in"/>
      </text:list-level-style-number>
    </text:list-style>
  </office:automatic-styles>
  <office:body>
    <office:presentation>
      <draw:page draw:name="Slide1" draw:style-name="a480" draw:master-page-name="Master1-Layout1-title-Title-Slide" presentation:presentation-page-layout-name="Master1-PPL1" draw:id="Slide-256">
        <draw:frame draw:id="id99" presentation:style-name="a483" draw:name="Title 1" svg:x="2.85631in" svg:y="3.75in" svg:width="6.03463in" svg:height="2.48093in" presentation:class="title" presentation:placeholder="false">
          <draw:text-box>
            <text:p text:style-name="a482" text:class-names="" text:cond-style-name=""><text:span text:style-name="a481" text:class-names="">ΤΑΥΤΟΧΡΟΝΟΣ<text:line-break/>ΠΡΟΓΡΑΜΜΑΤΙΣΜΟΣ</text:span></text:p>
          </draw:text-box>
          <svg:title/>
          <svg:desc/>
        </draw:frame>
        <draw:frame draw:id="id100" presentation:style-name="a486" draw:name="Subtitle 2" svg:x="3.0318in" svg:y="2.48117in" svg:width="5.85914in" svg:height="1.26882in" presentation:class="subtitle" presentation:placeholder="false">
          <draw:text-box>
            <text:p text:style-name="a485" text:class-names="" text:cond-style-name=""><text:span text:style-name="a484" text:class-names="">ΠΑΝΕΠΙΣΤΗΜΙΟ ΘΕΣΣΑΛΙΑΣ - ΤΜΗΜΑ ΗΛΕΚΤΡΟΛΟΓΩΝ ΜΗΧΑΝΙΚΩΝ &amp; ΜΗΧΑΝΙΚΩΝ ΥΠΟΛΟΓΙΣΤΩΝ</text:span></text:p>
          </draw:text-box>
          <svg:title/>
          <svg:desc/>
        </draw:frame>
      </draw:page>
      <draw:page draw:name="Slide2" draw:style-name="a488" draw:master-page-name="Master1-Layout2-obj-Title-and-Content" presentation:presentation-page-layout-name="Master1-PPL2" draw:id="Slide-257">
        <draw:frame draw:id="id101" presentation:style-name="a492" draw:name="Title 1" svg:x="2.85631in" svg:y="0.8837in" svg:width="8.70334in" svg:height="1.17807in" presentation:class="title" presentation:placeholder="false">
          <draw:text-box>
            <text:p text:style-name="a491" text:class-names="" text:cond-style-name=""><text:span text:style-name="a489" text:class-names="">Semaphores Library</text:span><text:span text:style-name="a490" text:class-names=""/></text:p>
          </draw:text-box>
          <svg:title/>
          <svg:desc/>
        </draw:frame>
        <draw:frame draw:id="id102" presentation:style-name="a578" draw:name="Content Placeholder 2" svg:x="3.03324in" svg:y="2.51208in" svg:width="8.5264in" svg:height="4.10422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3" text:class-names="">mysem_create</text:span><text:span text:style-name="a494" text:class-names="">(int<text:s text:c="1"/></text:span><text:span text:style-name="a495" text:class-names="">init_val</text:span><text:span text:style-name="a496" text:class-names="">) </text:span><text:span text:style-name="a497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00" text:class-names="">1) </text:span><text:span text:style-name="a501" text:class-names="">Έλεγχος</text:span><text:span text:style-name="a502" text:class-names=""><text:s text:c="1"/>αν η<text:s text:c="1"/></text:span><text:span text:style-name="a503" text:class-names="">τιμή</text:span><text:span text:style-name="a504" text:class-names=""><text:s text:c="1"/>α</text:span><text:span text:style-name="a505" text:class-names="">ρχικο</text:span><text:span text:style-name="a506" text:class-names="">π</text:span><text:span text:style-name="a507" text:class-names="">οίησης</text:span><text:span text:style-name="a508" text:class-names=""><text:s text:c="1"/></text:span><text:span text:style-name="a509" text:class-names="">είν</text:span><text:span text:style-name="a510" text:class-names="">αι απ</text:span><text:span text:style-name="a511" text:class-names="">οδεκτή</text:span><text:span text:style-name="a512" text:class-names=""><text:s text:c="1"/>και αν ναι,<text:s text:c="1"/></text:span><text:span text:style-name="a513" text:class-names="">δημιουργί</text:span><text:span text:style-name="a514" text:class-names="">α και α</text:span><text:span text:style-name="a515" text:class-names="">ρχικο</text:span><text:span text:style-name="a516" text:class-names="">π</text:span><text:span text:style-name="a517" text:class-names="">οίηση</text:span></text:p>
              </text:list-item>
            </text:list>
            <text:list text:style-name="a525">
              <text:list-item>
                <text:p text:style-name="a524" text:class-names="" text:cond-style-name=""><text:span text:style-name="a520" text:class-names="">2)</text:span><text:span text:style-name="a521" text:class-names="">Έλεγχος</text:span><text:span text:style-name="a522" text:class-names=""><text:s text:c="1"/></text:span><text:span text:style-name="a523" text:class-names="">λάθους</text:span></text:p>
              </text:list-item>
            </text:list>
            <text:list text:style-name="a532">
              <text:list-item>
                <text:p text:style-name="a531" text:class-names="" text:cond-style-name=""><text:span text:style-name="a526" text:class-names="">mysem_up</text:span><text:span text:style-name="a527" text:class-names="">/down(int<text:s text:c="1"/></text:span><text:span text:style-name="a528" text:class-names="">semid</text:span><text:span text:style-name="a529" text:class-names="">)</text:span><text:span text:style-name="a530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33" text:class-names="">1)</text:span><text:span text:style-name="a534" text:class-names="">Έλεγχος</text:span><text:span text:style-name="a535" text:class-names=""><text:s text:c="1"/>αν μπ</text:span><text:span text:style-name="a536" text:class-names="">ορεί</text:span><text:span text:style-name="a537" text:class-names=""><text:s text:c="1"/>να πρα</text:span><text:span text:style-name="a538" text:class-names="">γμ</text:span><text:span text:style-name="a539" text:class-names="">α</text:span><text:span text:style-name="a540" text:class-names="">το</text:span><text:span text:style-name="a541" text:class-names="">π</text:span><text:span text:style-name="a542" text:class-names="">οιηθεί</text:span><text:span text:style-name="a543" text:class-names=""><text:s text:c="1"/>η<text:s text:c="1"/></text:span><text:span text:style-name="a544" text:class-names="">ενέργει</text:span><text:span text:style-name="a545" text:class-names="">α και αν ναι, πρα</text:span><text:span text:style-name="a546" text:class-names="">γμ</text:span><text:span text:style-name="a547" text:class-names="">α</text:span><text:span text:style-name="a548" text:class-names="">το</text:span><text:span text:style-name="a549" text:class-names="">ποπ</text:span><text:span text:style-name="a550" text:class-names="">οίηση</text:span><text:span text:style-name="a551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54" text:class-names="">2)</text:span><text:span text:style-name="a555" text:class-names="">Ιf</text:span><text:span text:style-name="a556" text:class-names=""><text:s text:c="1"/></text:span><text:span text:style-name="a557" text:class-names="">sem.val</text:span><text:span text:style-name="a558" text:class-names="">=1 και<text:s text:c="1"/></text:span><text:span text:style-name="a559" text:class-names="">mysem_up</text:span><text:span text:style-name="a560" text:class-names=""><text:s text:c="1"/>-&gt;<text:s text:c="1"/></text:span><text:span text:style-name="a561" text:class-names="">μήνυμ</text:span><text:span text:style-name="a562" text:class-names="">α<text:s text:c="1"/></text:span><text:span text:style-name="a563" text:class-names="">λάθους</text:span><text:span text:style-name="a564" text:class-names="">,<text:s text:c="1"/></text:span><text:span text:style-name="a565" text:class-names="">ιf</text:span><text:span text:style-name="a566" text:class-names=""><text:s text:c="1"/></text:span><text:span text:style-name="a567" text:class-names="">sem.val</text:span><text:span text:style-name="a568" text:class-names="">=0 και<text:s text:c="1"/></text:span><text:span text:style-name="a569" text:class-names="">mysem_down</text:span><text:span text:style-name="a570" text:class-names=""><text:s text:c="1"/>-&gt; block</text:span></text:p>
              </text:list-item>
            </text:list>
            <text:list text:style-name="a577">
              <text:list-item>
                <text:p text:style-name="a576" text:class-names="" text:cond-style-name=""><text:span text:style-name="a573" text:class-names="">mysem_destroy</text:span><text:span text:style-name="a574" text:class-names="">()</text:span><text:span text:style-name="a575" text:class-names=""/></text:p>
              </text:list-item>
            </text:list>
          </draw:text-box>
          <svg:title/>
          <svg:desc/>
        </draw:frame>
      </draw:page>
      <draw:page draw:name="Slide3" draw:style-name="a580" draw:master-page-name="Master1-Layout2-obj-Title-and-Content" presentation:presentation-page-layout-name="Master1-PPL2" draw:id="Slide-258">
        <draw:frame draw:id="id103" presentation:style-name="a585" draw:name="Title 1" svg:x="2.85631in" svg:y="0.8837in" svg:width="8.70334in" svg:height="1.17807in" presentation:class="title" presentation:placeholder="false">
          <draw:text-box>
            <text:p text:style-name="a584" text:class-names="" text:cond-style-name=""><text:span text:style-name="a581" text:class-names="">Prime Number Testing using<text:s text:c="1"/></text:span><text:span text:style-name="a582" text:class-names="">sems</text:span><text:span text:style-name="a583" text:class-names=""/></text:p>
          </draw:text-box>
          <svg:title/>
          <svg:desc/>
        </draw:frame>
        <draw:frame draw:id="id104" presentation:style-name="a641" draw:name="Content Placeholder 2" svg:x="3.03324in" svg:y="1.58946in" svg:width="8.5264in" svg:height="5.02684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586" text:class-names="">2<text:s text:c="1"/></text:span><text:span text:style-name="a587" text:class-names="">σημ</text:span><text:span text:style-name="a588" text:class-names="">α</text:span><text:span text:style-name="a589" text:class-names="">τοφόροι</text:span><text:span text:style-name="a590" text:class-names=""><text:s text:c="1"/>/ π</text:span><text:span text:style-name="a591" text:class-names="">εδί</text:span><text:span text:style-name="a592" text:class-names="">α<text:s text:c="1"/></text:span><text:span text:style-name="a593" text:class-names="">του</text:span><text:span text:style-name="a594" text:class-names=""><text:s text:c="1"/></text:span><text:span text:style-name="a595" text:class-names="">thread_struct</text:span><text:span text:style-name="a596" text:class-names=""><text:s text:c="1"/>-&gt;<text:s text:c="1"/></text:span><text:span text:style-name="a597" text:class-names="">worker_t</text:span><text:span text:style-name="a598" text:class-names=""><text:s text:c="1"/>.</text:span><text:span text:style-name="a599" text:class-names="">sem</text:span><text:span text:style-name="a600" text:class-names="">, </text:span><text:span text:style-name="a601" text:class-names="">worker_t</text:span><text:span text:style-name="a602" text:class-names=""> .finish<text:s text:c="1"/></text:span><text:span text:style-name="a603" text:class-names="">γι</text:span><text:span text:style-name="a604" text:class-names="">α<text:s text:c="1"/></text:span><text:span text:style-name="a605" text:class-names="">συγχρονισμό</text:span><text:span text:style-name="a606" text:class-names="">.</text:span></text:p>
              </text:list-item>
            </text:list>
            <text:list text:style-name="a623">
              <text:list-item>
                <text:p text:style-name="a622" text:class-names="" text:cond-style-name=""><text:span text:style-name="a609" text:class-names="">Main { all </text:span><text:span text:style-name="a610" text:class-names="">sem.down</text:span><text:span text:style-name="a611" text:class-names=""><text:s text:c="1"/>(waiting for avail),<text:s text:c="1"/></text:span><text:span text:style-name="a612" text:class-names="">exec_sig</text:span><text:span text:style-name="a613" text:class-names="">=1, wake available.  </text:span><text:span text:style-name="a614" text:class-names="">Ιf</text:span><text:span text:style-name="a615" text:class-names=""><text:s text:c="1"/>(</text:span><text:span text:style-name="a616" text:class-names="">no_numbers_left</text:span><text:span text:style-name="a617" text:class-names="">) {<text:s text:c="1"/></text:span><text:span text:style-name="a618" text:class-names="">job_finished</text:span><text:span text:style-name="a619" text:class-names="">=1; wake everyone,<text:s text:c="1"/></text:span><text:span text:style-name="a620" text:class-names="">finish_sem.down</text:span><text:span text:style-name="a621" text:class-names="">, return 0;</text:span></text:p>
              </text:list-item>
            </text:list>
            <text:list text:style-name="a637">
              <text:list-item>
                <text:p text:style-name="a636" text:class-names="" text:cond-style-name=""><text:span text:style-name="a624" text:class-names="">Thread_func</text:span><text:span text:style-name="a625" text:class-names=""><text:s text:c="1"/>{ Available = 1 ,   </text:span><text:span text:style-name="a626" text:class-names="">sem.up</text:span><text:span text:style-name="a627" text:class-names=""><text:s text:c="1"/>} if(</text:span><text:span text:style-name="a628" text:class-names="">exec_sig</text:span><text:span text:style-name="a629" text:class-names=""><text:s text:c="1"/>= 0 )<text:s text:c="1"/></text:span><text:span text:style-name="a630" text:class-names="">sem.down</text:span><text:span text:style-name="a631" text:class-names="">, if(</text:span><text:span text:style-name="a632" text:class-names="">job_finished</text:span><text:span text:style-name="a633" text:class-names="">) {<text:s text:c="1"/></text:span><text:span text:style-name="a634" text:class-names="">finish_sem.up</text:span><text:span text:style-name="a635" text:class-names=""><text:s text:c="1"/>, return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4" draw:style-name="a643" draw:master-page-name="Master1-Layout2-obj-Title-and-Content" presentation:presentation-page-layout-name="Master1-PPL2" draw:id="Slide-259">
        <draw:frame draw:id="id105" presentation:style-name="a647" draw:name="Title 1" svg:x="2.85631in" svg:y="0.8837in" svg:width="8.70334in" svg:height="1.17807in" presentation:class="title" presentation:placeholder="false">
          <draw:text-box>
            <text:p text:style-name="a646" text:class-names="" text:cond-style-name=""><text:span text:style-name="a644" text:class-names="">Bridge</text:span><text:span text:style-name="a645" text:class-names=""/></text:p>
          </draw:text-box>
          <svg:title/>
          <svg:desc/>
        </draw:frame>
        <draw:frame draw:id="id106" presentation:style-name="a678" draw:name="Content Placeholder 2" svg:x="3.03324in" svg:y="2.24422in" svg:width="8.5264in" svg:height="4.3720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48" text:class-names="">6<text:s text:c="1"/></text:span><text:span text:style-name="a649" text:class-names="">sems</text:span><text:span text:style-name="a650" text:class-names=""><text:s text:c="1"/>-&gt; 2 for each side termination, 2 for locking processes and 2 for showing will to enter</text:span></text:p>
              </text:list-item>
            </text:list>
            <text:list text:style-name="a657">
              <text:list-item>
                <text:p text:style-name="a656" text:class-names="" text:cond-style-name=""><text:span text:style-name="a653" text:class-names="">Main { creating vehicles,<text:s text:c="1"/></text:span><text:span text:style-name="a654" text:class-names="">finish.down</text:span><text:span text:style-name="a655" text:class-names="">, finish1.down}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Left/Right vehicle() {</text:span></text:p>
              </text:list-item>
            </text:list>
            <text:list text:style-name="a669">
              <text:list-item>
                <text:p text:style-name="a668" text:class-names="" text:cond-style-name=""><text:span text:style-name="a661" text:class-names="">If (</text:span><text:span text:style-name="a662" text:class-names="">not_your_turn</text:span><text:span text:style-name="a663" text:class-names="">) {<text:s text:c="1"/></text:span><text:span text:style-name="a664" text:class-names="">sem_left</text:span><text:span text:style-name="a665" text:class-names="">/</text:span><text:span text:style-name="a666" text:class-names="">right.down</text:span><text:span text:style-name="a667" text:class-names=""><text:s text:c="1"/>}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Else { get on bridge, If (you are Nth vehicle or the last one) { change turn}</text:span></text:p>
              </text:list-item>
            </text:list>
            <text:list text:style-name="a677">
              <text:list-item>
                <text:p text:style-name="a676" text:class-names="" text:cond-style-name=""><text:span text:style-name="a673" text:class-names="">If(no right/left vehicles left) {</text:span><text:span text:style-name="a674" text:class-names="">sem_finish</text:span><text:span text:style-name="a675" text:class-names="">/finish1.up}</text:span></text:p>
              </text:list-item>
            </text:list>
          </draw:text-box>
          <svg:title/>
          <svg:desc/>
        </draw:frame>
      </draw:page>
      <draw:page draw:name="Slide5" draw:style-name="a680" draw:master-page-name="Master1-Layout2-obj-Title-and-Content" presentation:presentation-page-layout-name="Master1-PPL2" draw:id="Slide-260">
        <draw:frame draw:id="id107" presentation:style-name="a684" draw:name="Title 1" svg:x="2.85631in" svg:y="0.8837in" svg:width="8.70334in" svg:height="1.17807in" presentation:class="title" presentation:placeholder="false">
          <draw:text-box>
            <text:p text:style-name="a683" text:class-names="" text:cond-style-name=""><text:span text:style-name="a681" text:class-names="">Roller Coaster</text:span><text:span text:style-name="a682" text:class-names=""/></text:p>
          </draw:text-box>
          <svg:title/>
          <svg:desc/>
        </draw:frame>
        <draw:frame draw:id="id108" presentation:style-name="a719" draw:name="Content Placeholder 2" svg:x="3.03324in" svg:y="2.24422in" svg:width="8.5264in" svg:height="4.3720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85" text:class-names="">4 </text:span><text:span text:style-name="a686" text:class-names="">sems</text:span><text:span text:style-name="a687" text:class-names="">- 1 for termination, 1<text:s text:c="1"/></text:span><text:span text:style-name="a688" text:class-names="">train_waiting</text:span><text:span text:style-name="a689" text:class-names="">, 1<text:s text:c="1"/></text:span><text:span text:style-name="a690" text:class-names="">pass_waiting</text:span><text:span text:style-name="a691" text:class-names="">, 1 for locking passengers</text:span></text:p>
              </text:list-item>
            </text:list>
            <text:list text:style-name="a698">
              <text:list-item>
                <text:p text:style-name="a697" text:class-names="" text:cond-style-name=""><text:span text:style-name="a694" text:class-names="">Main { Passengers creation, </text:span><text:span text:style-name="a695" text:class-names="">finish_sem.down</text:span><text:span text:style-name="a696" text:class-names="">}</text:span></text:p>
              </text:list-item>
            </text:list>
            <text:list text:style-name="a707">
              <text:list-item>
                <text:p text:style-name="a706" text:class-names="" text:cond-style-name=""><text:span text:style-name="a699" text:class-names="">Train { if(passengers) {<text:s text:c="1"/></text:span><text:span text:style-name="a700" text:class-names="">train_waiting.down</text:span><text:span text:style-name="a701" text:class-names="">, going on trip,<text:s text:c="1"/></text:span><text:span text:style-name="a702" text:class-names="">pass_waiting.up</text:span><text:span text:style-name="a703" text:class-names="">} else<text:s text:c="1"/></text:span><text:span text:style-name="a704" text:class-names="">finsh_sem.up</text:span><text:span text:style-name="a705" text:class-names="">}</text:span></text:p>
              </text:list-item>
            </text:list>
            <text:list text:style-name="a718">
              <text:list-item>
                <text:p text:style-name="a717" text:class-names="" text:cond-style-name=""><text:span text:style-name="a708" text:class-names="">Passengers {<text:s text:c="1"/></text:span><text:span text:style-name="a709" text:class-names="">helper.down</text:span><text:span text:style-name="a710" text:class-names=""><text:s text:c="1"/>,if (you are less than N) Enter, else<text:s text:c="1"/></text:span><text:span text:style-name="a711" text:class-names="">train_waiting.up</text:span><text:span text:style-name="a712" text:class-names="">,<text:s text:c="1"/></text:span><text:span text:style-name="a713" text:class-names="">pass_waiting.down</text:span><text:span text:style-name="a714" text:class-names="">,<text:s text:c="1"/></text:span><text:span text:style-name="a715" text:class-names="">helper.up</text:span><text:span text:style-name="a716" text:class-names="">}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itle and Content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Section Header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Two Content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Comparison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Title Only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Blank"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Content with Caption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Picture with Caption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itle and Vertical Text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Vertical Title and Text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style style:family="table-cell" style:name="a470">
      <style:table-cell-properties fo:background-color="#f0f8ee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77">
      <style:table-cell-properties fo:background-color="#a1d68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1">
      <style:table-cell-properties/>
    </style:style>
    <style:style style:family="table-cell" style:name="a478">
      <style:table-cell-properties fo:background-color="#a1d68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2">
      <style:table-cell-properties fo:background-color="#e0f0da"/>
    </style:style>
    <style:style style:family="table-cell" style:name="a473">
      <style:table-cell-properties/>
    </style:style>
    <style:style style:family="graphic" style:name="Graphics"/>
    <style:style style:family="table-cell" style:name="a474">
      <style:table-cell-properties fo:background-color="#e0f0da"/>
    </style:style>
    <style:style style:family="table-cell" style:name="a475">
      <style:table-cell-properties fo:background-color="#a1d68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6">
      <style:table-cell-properties fo:background-color="#a1d68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a1d68b" draw:opacity="100%" draw:stroke="solid" svg:stroke-width="0.01736in" svg:stroke-color="#759d65" svg:stroke-opacity="100%" svg:stroke-linecap="butt"/>
    </style:default-style>
    <draw:fill-image draw:name="a0" xlink:href="media/image1.jpeg" xlink:show="embed" xlink:actuate="onLoad"/>
    <draw:fill-image draw:name="a78" xlink:href="media/image1.jpeg" xlink:show="embed" xlink:actuate="onLoad"/>
    <draw:fill-image draw:name="a205" xlink:href="media/image1.jpeg" xlink:show="embed" xlink:actuate="onLoad"/>
    <draw:fill-image draw:name="a147" xlink:href="media/image1.jpeg" xlink:show="embed" xlink:actuate="onLoad"/>
    <draw:fill-image draw:name="a479" xlink:href="media/image1.jpeg" xlink:show="embed" xlink:actuate="onLoad"/>
    <draw:fill-image draw:name="a295" xlink:href="media/image1.jpeg" xlink:show="embed" xlink:actuate="onLoad"/>
    <draw:fill-image draw:name="a356" xlink:href="media/image1.jpeg" xlink:show="embed" xlink:actuate="onLoad"/>
    <draw:fill-image draw:name="a487" xlink:href="media/image1.jpeg" xlink:show="embed" xlink:actuate="onLoad"/>
    <draw:fill-image draw:name="a679" xlink:href="media/image1.jpeg" xlink:show="embed" xlink:actuate="onLoad"/>
    <draw:fill-image draw:name="a50" xlink:href="media/image1.jpeg" xlink:show="embed" xlink:actuate="onLoad"/>
    <draw:fill-image draw:name="a429" xlink:href="media/image1.jpeg" xlink:show="embed" xlink:actuate="onLoad"/>
    <draw:fill-image draw:name="a311" xlink:href="media/image1.jpeg" xlink:show="embed" xlink:actuate="onLoad"/>
    <draw:fill-image draw:name="a642" xlink:href="media/image1.jpeg" xlink:show="embed" xlink:actuate="onLoad"/>
    <draw:fill-image draw:name="a119" xlink:href="media/image1.jpeg" xlink:show="embed" xlink:actuate="onLoad"/>
    <draw:fill-image draw:name="a388" xlink:href="media/image1.jpeg" xlink:show="embed" xlink:actuate="onLoad"/>
    <draw:fill-image draw:name="a579" xlink:href="media/image1.jpeg" xlink:show="embed" xlink:actuate="onLoad"/>
    <draw:fill-image draw:name="a271" xlink:href="media/image1.jpeg" xlink:show="embed" xlink:actuate="onLoad"/>
    <table:table-template table:name="{5C22544A-7EE6-4342-B048-85BDC9FD1C3A}">
      <table:first-row table:style-name="a475" table:paragraph-style-name=""/>
      <table:last-row table:style-name="a476" table:paragraph-style-name=""/>
      <table:first-column table:style-name="a477" table:paragraph-style-name=""/>
      <table:last-column table:style-name="a478" table:paragraph-style-name=""/>
      <table:body table:style-name="a470" table:paragraph-style-name=""/>
      <table:even-rows table:style-name="a473" table:paragraph-style-name=""/>
      <table:odd-rows table:style-name="a474" table:paragraph-style-name=""/>
      <table:even-columns table:style-name="a471" table:paragraph-style-name=""/>
      <table:odd-columns table:style-name="a47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">
      <style:drawing-page-properties draw:fill="bitmap" draw:fill-image-name="a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>
      <style:graphic-properties draw:fill="solid" draw:fill-color="#1f2d29" draw:opacity="92%" draw:stroke="none"/>
    </style:style>
    <style:style style:family="graphic" style:name="a208">
      <style:graphic-properties draw:fill="solid" draw:fill-color="#8ec0c1" draw:opacity="100%" draw:stroke="none"/>
    </style:style>
    <style:style style:family="presentation" style:name="a31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>
      <style:graphic-properties draw:fill="solid" draw:fill-color="#1f2d29" draw:opacity="92%" draw:stroke="none"/>
    </style:style>
    <style:style style:family="graphic" style:name="a314">
      <style:graphic-properties draw:fill="solid" draw:fill-color="#8ec0c1" draw:opacity="100%" draw:stroke="none"/>
    </style:style>
    <style:style style:family="text" style:name="a31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solid" draw:fill-color="#1f2d29" draw:opacity="92%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solid" draw:fill-color="#8ec0c1" draw:opacity="100%" draw:stroke="non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bitmap" draw:fill-image-name="a4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1f2d29" draw:opacity="92%" draw:stroke="none"/>
    </style:style>
    <style:style style:family="graphic" style:name="a432">
      <style:graphic-properties draw:fill="solid" draw:fill-color="#8ec0c1" draw:opacity="100%" draw:stroke="none"/>
    </style:style>
    <style:style style:family="text" style:name="a43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bitmap" draw:fill-image-name="a1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solid" draw:fill-color="#1f2d29" draw:opacity="92%" draw:stroke="none"/>
    </style:style>
    <style:style style:family="graphic" style:name="a122">
      <style:graphic-properties draw:fill="solid" draw:fill-color="#8ec0c1" draw:opacity="100%" draw:stroke="none"/>
    </style:style>
    <style:style style:family="text" style:name="a12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bitmap" draw:fill-image-name="a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>
      <style:graphic-properties draw:fill="solid" draw:fill-color="#1f2d29" draw:opacity="92%" draw:stroke="non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draw:fill="solid" draw:fill-color="#8ec0c1" draw:opacity="100%" draw:stroke="non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bitmap" draw:fill-image-name="a1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draw:fill="solid" draw:fill-color="#1f2d29" draw:opacity="92%" draw:stroke="none"/>
    </style:style>
    <style:style style:family="paragraph" style:name="a25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draw:fill="solid" draw:fill-color="#8ec0c1" draw:opacity="100%" draw:stroke="non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bitmap" draw:fill-image-name="a2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3">
      <style:graphic-properties draw:fill="solid" draw:fill-color="#1f2d29" draw:opacity="92%" draw:stroke="none"/>
    </style:style>
    <style:style style:family="graphic" style:name="a274">
      <style:graphic-properties draw:fill="solid" draw:fill-color="#8ec0c1" draw:opacity="100%" draw:stroke="non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solid" draw:fill-color="#1f2d29" draw:opacity="92%" draw:stroke="non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solid" draw:fill-color="#8ec0c1" draw:opacity="100%" draw:stroke="non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96">
      <style:drawing-page-properties draw:fill="bitmap" draw:fill-image-name="a2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>
      <style:graphic-properties draw:fill="solid" draw:fill-color="#1f2d29" draw:opacity="92%" draw:stroke="none"/>
    </style:style>
    <style:style style:family="graphic" style:name="a298">
      <style:graphic-properties draw:fill="solid" draw:fill-color="#8ec0c1" draw:opacity="100%" draw:stroke="non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89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20%" fo:text-align="left" style:tab-stop-distance="1in" fo:margin-left="3.4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20%" fo:text-align="left" style:tab-stop-distance="1in" fo:margin-left="3.91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20%" fo:text-align="left" style:tab-stop-distance="1in" fo:margin-left="4.42in" fo:margin-right="0in" fo:text-indent="-0.37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solid" draw:fill-color="#8ec0c1" draw:opacity="100%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>
      <style:graphic-properties draw:fill="solid" draw:fill-color="#1f2d29" draw:opacity="100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>
      <style:graphic-properties draw:fill="solid" draw:fill-color="#1f2d29" draw:opacity="92%" draw:stroke="none"/>
    </style:style>
    <style:style style:family="graphic" style:name="a53">
      <style:graphic-properties draw:fill="solid" draw:fill-color="#8ec0c1" draw:opacity="100%" draw:stroke="non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2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5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33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1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5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3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5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7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3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5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7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7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3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4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4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3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4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5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8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8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0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6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405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8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9">
      <text:list-level-style-bullet text:level="1" text:bullet-char="§">
        <style:list-level-properties text:space-before="0.00674in" text:min-label-width="0.37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979in" text:min-label-width="0.37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74in" text:min-label-width="0.37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979in" text:min-label-width="0.37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74in" text:min-label-width="0.37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in" text:min-label-width="0.37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in" text:min-label-width="0.37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in" text:min-label-width="0.37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in" text:min-label-width="0.37in"/>
        <style:text-properties fo:color="#8ec0c1" fo:font-family="Wingdings" style:font-pitch="variable" fo:font-size="9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2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5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4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28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5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4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6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22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2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number:date-style xmlns:number="urn:oasis:names:tc:opendocument:xmlns:datastyle:1.0" style:name="a34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3.png" xlink:type="simple" xlink:show="embed" xlink:actuate="onLoad"/>
        <svg:title/>
        <svg:desc/>
      </draw:frame>
      <draw:custom-shape svg:x="0in" svg:y="0in" svg:width="1.05443in" svg:height="7.5in" draw:id="id2" draw:style-name="a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8" draw:name="Title Placeholder 1" svg:x="2.85631in" svg:y="0.8837in" svg:width="8.70334in" svg:height="1.17807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4" presentation:style-name="a36" draw:name="Text Placeholder 2" svg:x="3.03324in" svg:y="2.24422in" svg:width="8.5264in" svg:height="4.37208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list text:style-name="a26">
                                <text:list-item>
                                  <text:p text:style-name="a25" text:class-names="" text:cond-style-name=""><text:span text:style-name="a24" text:class-names="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list text:style-name="a29">
                                <text:list-item>
                                  <text:list text:style-name="a29">
                                    <text:list-item>
                                      <text:p text:style-name="a28" text:class-names="" text:cond-style-name=""><text:span text:style-name="a27" text:class-names="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list text:style-name="a32">
                                <text:list-item>
                                  <text:list text:style-name="a32">
                                    <text:list-item>
                                      <text:list text:style-name="a32">
                                        <text:list-item>
                                          <text:p text:style-name="a31" text:class-names="" text:cond-style-name=""><text:span text:style-name="a30" text:class-names="">Eig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">
            <text:list-item>
              <text:list text:style-name="a35">
                <text:list-item>
                  <text:list text:style-name="a35">
                    <text:list-item>
                      <text:list text:style-name="a35">
                        <text:list-item>
                          <text:list text:style-name="a35">
                            <text:list-item>
                              <text:list text:style-name="a35">
                                <text:list-item>
                                  <text:list text:style-name="a35">
                                    <text:list-item>
                                      <text:list text:style-name="a35">
                                        <text:list-item>
                                          <text:list text:style-name="a35">
                                            <text:list-item>
                                              <text:p text:style-name="a34" text:class-names="" text:cond-style-name=""><text:span text:style-name="a33" text:class-names="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4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0" text:class-names="" text:cond-style-name=""><text:span text:style-name="a37" text:class-names=""><text:date text:fixed="false" style:data-style-name="a38">10.11.2018</text:date></text:span><text:span text:style-name="a39" text:class-names=""/></text:p>
        </draw:text-box>
        <svg:title/>
        <svg:desc/>
      </draw:frame>
      <draw:frame draw:id="id6" presentation:style-name="a44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7" presentation:style-name="a48" draw:name="Slide Number Placeholder 5" svg:x="0.17324in" svg:y="0.18in" svg:width="0.69633in" svg:height="0.35307in" presentation:class="page-number" presentation:placeholder="false">
        <draw:text-box>
          <text:p text:style-name="a47" text:class-names="" text:cond-style-name=""><text:span text:style-name="a45" text:class-names=""><text:page-number style:num-format="1" text:fixed="false">‹#›</text:page-number></text:span><text:span text:style-name="a46" text:class-names=""/></text:p>
        </draw:text-box>
        <svg:title/>
        <svg:desc/>
      </draw:frame>
      <draw:custom-shape svg:x="1.0521in" svg:y="0in" svg:width="0.05in" svg:height="7.5in" draw:id="id8" draw:style-name="a49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51">
      <draw:custom-shape svg:x="1.10185in" svg:y="0in" svg:width="8.67711in" svg:height="7.5in" draw:id="id9" draw:layer="Master1-bg" draw:style-name="a5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0" draw:layer="Master1-bg" draw:style-name="a5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" draw:layer="Master1-bg" presentation:style-name="a57" draw:name="Title 1" svg:x="2.85631in" svg:y="3.75in" svg:width="6.03463in" svg:height="2.48093in" presentation:class="title" presentation:placeholder="false">
        <draw:text-box>
          <text:p text:style-name="a56" text:class-names="" text:cond-style-name=""><text:span text:style-name="a54" text:class-names="">Click to edit Master title style</text:span><text:span text:style-name="a55" text:class-names=""/></text:p>
        </draw:text-box>
        <svg:title/>
        <svg:desc/>
      </draw:frame>
      <draw:frame draw:id="id12" draw:layer="Master1-bg" presentation:style-name="a61" draw:name="Subtitle 2" svg:x="3.0318in" svg:y="2.48117in" svg:width="5.85914in" svg:height="1.26882in" presentation:class="subtitle" presentation:placeholder="false">
        <draw:text-box>
          <text:p text:style-name="a60" text:class-names="" text:cond-style-name=""><text:span text:style-name="a58" text:class-names="">Click to edit Master subtitle style</text:span><text:span text:style-name="a59" text:class-names=""/></text:p>
        </draw:text-box>
        <svg:title/>
        <svg:desc/>
      </draw:frame>
      <draw:frame draw:id="id13" presentation:style-name="a66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65" text:class-names="" text:cond-style-name=""><text:span text:style-name="a62" text:class-names=""><text:date text:fixed="false" style:data-style-name="a63">10.11.2018</text:date></text:span><text:span text:style-name="a64" text:class-names=""/></text:p>
        </draw:text-box>
        <svg:title/>
        <svg:desc/>
      </draw:frame>
      <draw:frame draw:id="id14" presentation:style-name="a69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5" presentation:style-name="a73" draw:name="Slide Number Placeholder 5" svg:x="0.17324in" svg:y="0.18in" svg:width="0.69633in" svg:height="0.35307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</draw:text-box>
        <svg:title/>
        <svg:desc/>
      </draw:frame>
      <draw:frame draw:id="id16" draw:style-name="a77" draw:name="TextBox 12" svg:x="2.39642in" svg:y="3.5683in" svg:width="0.45455in" svg:height="0.50488in">
        <draw:text-box>
          <text:p text:style-name="a76" text:class-names="" text:cond-style-name=""><text:span text:style-name="a74" text:class-names="">z</text:span><text:span text:style-name="a75" text:class-names=""/></text:p>
        </draw:text-box>
        <svg:title/>
        <svg:desc/>
      </draw:frame>
    </style:master-page>
    <style:master-page style:name="Master1-Layout2-obj-Title-and-Content" style:page-layout-name="pageLayout1" draw:style-name="a79">
      <draw:custom-shape svg:x="1.09851in" svg:y="0in" svg:width="11.3433in" svg:height="7.5in" draw:id="id17" draw:layer="Master1-bg" draw:style-name="a80" draw:name="Rectangle 2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8" draw:layer="Master1-bg" draw:style-name="a8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draw:layer="Master1-bg" presentation:style-name="a85" draw:name="Title 1" svg:x="2.85631in" svg:y="0.8837in" svg:width="8.70334in" svg:height="1.17807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20" draw:layer="Master1-bg" presentation:style-name="a102" draw:name="Content Placeholder 2" svg:x="3.03324in" svg:y="2.24422in" svg:width="8.5264in" svg:height="4.37208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Edit Master text styles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10.11.2018</text:date></text:span><text:span text:style-name="a105" text:class-names=""/></text:p>
        </draw:text-box>
        <svg:title/>
        <svg:desc/>
      </draw:frame>
      <draw:frame draw:id="id22" presentation:style-name="a110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0.17324in" svg:y="0.18in" svg:width="0.69633in" svg:height="0.35307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draw:frame draw:id="id24" draw:style-name="a118" draw:name="TextBox 6" svg:x="2.40042in" svg:y="0.70125in" svg:width="0.45455in" svg:height="0.40391in">
        <draw:text-box>
          <text:p text:style-name="a117" text:class-names="" text:cond-style-name=""><text:span text:style-name="a115" text:class-names="">z</text:span><text:span text:style-name="a116" text:class-names=""/></text:p>
        </draw:text-box>
        <svg:title/>
        <svg:desc/>
      </draw:frame>
    </style:master-page>
    <style:master-page style:name="Master1-Layout3-secHead-Section-Header" style:page-layout-name="pageLayout1" draw:style-name="a120">
      <draw:custom-shape svg:x="1.09851in" svg:y="0in" svg:width="11.3433in" svg:height="7.5in" draw:id="id25" draw:layer="Master1-bg" draw:style-name="a121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6" draw:layer="Master1-bg" draw:style-name="a122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26" draw:name="TextBox 10" svg:x="2.39703in" svg:y="3.23992in" svg:width="0.45455in" svg:height="0.40391in">
        <draw:text-box>
          <text:p text:style-name="a125" text:class-names="" text:cond-style-name=""><text:span text:style-name="a123" text:class-names="">z</text:span><text:span text:style-name="a124" text:class-names=""/></text:p>
        </draw:text-box>
        <svg:title/>
        <svg:desc/>
      </draw:frame>
      <draw:frame draw:id="id28" draw:layer="Master1-bg" presentation:style-name="a130" draw:name="Title 1" svg:x="2.85419in" svg:y="3.44188in" svg:width="8.7014in" svg:height="1.55812in" presentation:class="title" presentation:placeholder="false">
        <draw:text-box>
          <text:p text:style-name="a129" text:class-names="" text:cond-style-name=""><text:span text:style-name="a127" text:class-names="">Click to edit Master title style</text:span><text:span text:style-name="a128" text:class-names=""/></text:p>
        </draw:text-box>
        <svg:title/>
        <svg:desc/>
      </draw:frame>
      <draw:frame draw:id="id29" presentation:style-name="a134" draw:name="Text Placeholder 2" svg:x="3.03365in" svg:y="2.48117in" svg:width="8.52136in" svg:height="0.9607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</draw:text-box>
        <svg:title/>
        <svg:desc/>
      </draw:frame>
      <draw:frame draw:id="id30" presentation:style-name="a13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.11.2018</text:date></text:span><text:span text:style-name="a137" text:class-names=""/></text:p>
        </draw:text-box>
        <svg:title/>
        <svg:desc/>
      </draw:frame>
      <draw:frame draw:id="id31" presentation:style-name="a14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2" presentation:style-name="a146" draw:name="Slide Number Placeholder 5" svg:x="0.17324in" svg:y="0.18in" svg:width="0.69633in" svg:height="0.35307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</style:master-page>
    <style:master-page style:name="Master1-Layout4-twoObj-Two-Content" style:page-layout-name="pageLayout1" draw:style-name="a148">
      <draw:custom-shape svg:x="1.09851in" svg:y="0in" svg:width="11.3433in" svg:height="7.5in" draw:id="id33" draw:layer="Master1-bg" draw:style-name="a149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4" draw:layer="Master1-bg" draw:style-name="a150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presentation:style-name="a154" draw:name="Title 1" svg:x="2.85419in" svg:y="0.88125in" svg:width="8.6953in" svg:height="1.18297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36" draw:layer="Master1-bg" presentation:style-name="a171" draw:name="Content Placeholder 2" svg:x="2.84927in" svg:y="2.24422in" svg:width="4.2563in" svg:height="4.3720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8" draw:name="Content Placeholder 3" svg:x="7.29072in" svg:y="2.24422in" svg:width="4.25877in" svg:height="4.3720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3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10.11.2018</text:date></text:span><text:span text:style-name="a191" text:class-names=""/></text:p>
        </draw:text-box>
        <svg:title/>
        <svg:desc/>
      </draw:frame>
      <draw:frame draw:id="id39" presentation:style-name="a196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40" presentation:style-name="a200" draw:name="Slide Number Placeholder 6" svg:x="0.17324in" svg:y="0.18in" svg:width="0.69633in" svg:height="0.35307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>‹#›</text:page-number></text:span><text:span text:style-name="a198" text:class-names=""/></text:p>
        </draw:text-box>
        <svg:title/>
        <svg:desc/>
      </draw:frame>
      <draw:frame draw:id="id41" draw:style-name="a204" draw:name="TextBox 9" svg:x="2.40176in" svg:y="0.70125in" svg:width="0.45455in" svg:height="0.40391in">
        <draw:text-box>
          <text:p text:style-name="a203" text:class-names="" text:cond-style-name=""><text:span text:style-name="a201" text:class-names="">z</text:span><text:span text:style-name="a202" text:class-names=""/></text:p>
        </draw:text-box>
        <svg:title/>
        <svg:desc/>
      </draw:frame>
    </style:master-page>
    <style:master-page style:name="Master1-Layout5-twoTxTwoObj-Comparison" style:page-layout-name="pageLayout1" draw:style-name="a206">
      <draw:custom-shape svg:x="1.09851in" svg:y="0in" svg:width="11.3433in" svg:height="7.5in" draw:id="id42" draw:layer="Master1-bg" draw:style-name="a207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43" draw:layer="Master1-bg" draw:style-name="a208" draw:name="Rectangle 2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4" draw:layer="Master1-bg" draw:style-name="a212" draw:name="TextBox 11" svg:x="2.399in" svg:y="0.696in" svg:width="0.45455in" svg:height="0.40391in">
        <draw:text-box>
          <text:p text:style-name="a211" text:class-names="" text:cond-style-name=""><text:span text:style-name="a209" text:class-names="">z</text:span><text:span text:style-name="a210" text:class-names=""/></text:p>
        </draw:text-box>
        <svg:title/>
        <svg:desc/>
      </draw:frame>
      <draw:frame draw:id="id45" draw:layer="Master1-bg" presentation:style-name="a216" draw:name="Title 1" svg:x="2.85419in" svg:y="0.88125in" svg:width="8.7014in" svg:height="1.1793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46" presentation:style-name="a220" draw:name="Text Placeholder 2" svg:x="2.85355in" svg:y="2.24422in" svg:width="4.26123in" svg:height="0.7806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47" presentation:style-name="a237" draw:name="Content Placeholder 3" svg:x="2.85355in" svg:y="3.11825in" svg:width="4.25812in" svg:height="3.35896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Fifth le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41" draw:name="Text Placeholder 4" svg:x="7.29072in" svg:y="2.24422in" svg:width="4.26487in" svg:height="0.78064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Edit Master text styles</text:span></text:p>
            </text:list-item>
          </text:list>
        </draw:text-box>
        <svg:title/>
        <svg:desc/>
      </draw:frame>
      <draw:frame draw:id="id49" presentation:style-name="a258" draw:name="Content Placeholder 5" svg:x="7.29072in" svg:y="3.11825in" svg:width="4.26487in" svg:height="3.35896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63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10.11.2018</text:date></text:span><text:span text:style-name="a261" text:class-names=""/></text:p>
        </draw:text-box>
        <svg:title/>
        <svg:desc/>
      </draw:frame>
      <draw:frame draw:id="id51" presentation:style-name="a266" draw:transform="translate(-3.21815in -0.09797in) rotate(-1.5708) translate(0.77159in 4.10185in)" draw:name="Footer Placeholder 7" svg:width="6.4363in" svg:height="0.1959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2" presentation:style-name="a270" draw:name="Slide Number Placeholder 8" svg:x="0.17324in" svg:y="0.18in" svg:width="0.69633in" svg:height="0.35307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</style:master-page>
    <style:master-page style:name="Master1-Layout6-titleOnly-Title-Only" style:page-layout-name="pageLayout1" draw:style-name="a272">
      <draw:custom-shape svg:x="1.09851in" svg:y="0in" svg:width="11.3433in" svg:height="7.5in" draw:id="id53" draw:layer="Master1-bg" draw:style-name="a27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4" draw:layer="Master1-bg" draw:style-name="a27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presentation:style-name="a278" draw:name="Title 1" svg:x="2.85631in" svg:y="0.8837in" svg:width="8.70334in" svg:height="1.17807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56" draw:layer="Master1-bg" presentation:style-name="a283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282" text:class-names="" text:cond-style-name=""><text:span text:style-name="a279" text:class-names=""><text:date text:fixed="false" style:data-style-name="a280">10.11.2018</text:date></text:span><text:span text:style-name="a281" text:class-names=""/></text:p>
        </draw:text-box>
        <svg:title/>
        <svg:desc/>
      </draw:frame>
      <draw:frame draw:id="id57" presentation:style-name="a286" draw:transform="translate(-3.21815in -0.09797in) rotate(-1.5708) translate(0.77159in 4.10185in)" draw:name="Footer Placeholder 3" svg:width="6.4363in" svg:height="0.19595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8" presentation:style-name="a290" draw:name="Slide Number Placeholder 4" svg:x="0.17324in" svg:y="0.18in" svg:width="0.69633in" svg:height="0.35307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#›</text:page-number></text:span><text:span text:style-name="a288" text:class-names=""/></text:p>
        </draw:text-box>
        <svg:title/>
        <svg:desc/>
      </draw:frame>
      <draw:frame draw:id="id59" draw:style-name="a294" draw:name="TextBox 7" svg:x="2.40176in" svg:y="0.70125in" svg:width="0.45455in" svg:height="0.40391in">
        <draw:text-box>
          <text:p text:style-name="a293" text:class-names="" text:cond-style-name=""><text:span text:style-name="a291" text:class-names="">z</text:span><text:span text:style-name="a292" text:class-names=""/></text:p>
        </draw:text-box>
        <svg:title/>
        <svg:desc/>
      </draw:frame>
    </style:master-page>
    <style:master-page style:name="Master1-Layout7-blank-Blank" style:page-layout-name="pageLayout1" draw:style-name="a296">
      <draw:custom-shape svg:x="1.09851in" svg:y="0in" svg:width="11.3433in" svg:height="7.5in" draw:id="id60" draw:layer="Master1-bg" draw:style-name="a29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1" draw:layer="Master1-bg" draw:style-name="a29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presentation:style-name="a303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10.11.2018</text:date></text:span><text:span text:style-name="a301" text:class-names=""/></text:p>
        </draw:text-box>
        <svg:title/>
        <svg:desc/>
      </draw:frame>
      <draw:frame draw:id="id63" draw:layer="Master1-bg" presentation:style-name="a306" draw:transform="translate(-3.21815in -0.09797in) rotate(-1.5708) translate(0.77159in 4.10185in)" draw:name="Footer Placeholder 2" svg:width="6.4363in" svg:height="0.19595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4" presentation:style-name="a310" draw:name="Slide Number Placeholder 3" svg:x="0.17324in" svg:y="0.18in" svg:width="0.69633in" svg:height="0.35307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#›</text:page-number></text:span><text:span text:style-name="a308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2">
      <draw:custom-shape svg:x="1.09851in" svg:y="0in" svg:width="11.3433in" svg:height="7.5in" draw:id="id65" draw:layer="Master1-bg" draw:style-name="a31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6" draw:layer="Master1-bg" draw:style-name="a31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draw:layer="Master1-bg" draw:style-name="a318" draw:name="TextBox 9" svg:x="1.69964in" svg:y="1.2331in" svg:width="0.45455in" svg:height="0.40391in">
        <draw:text-box>
          <text:p text:style-name="a317" text:class-names="" text:cond-style-name=""><text:span text:style-name="a315" text:class-names="">z</text:span><text:span text:style-name="a316" text:class-names=""/></text:p>
        </draw:text-box>
        <svg:title/>
        <svg:desc/>
      </draw:frame>
      <draw:frame draw:id="id68" draw:layer="Master1-bg" presentation:style-name="a322" draw:name="Title 1" svg:x="2.15477in" svg:y="1.40251in" svg:width="2.91378in" svg:height="2.08141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69" presentation:style-name="a339" draw:name="Content Placeholder 2" svg:x="5.59947in" svg:y="0.88125in" svg:width="5.95612in" svg:height="5.73505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5" text:class-names="">Fifth level</text:span><text:span text:style-name="a3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3" draw:name="Text Placeholder 3" svg:x="2.15477in" svg:y="3.48442in" svg:width="2.91378in" svg:height="2.6098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</draw:text-box>
        <svg:title/>
        <svg:desc/>
      </draw:frame>
      <draw:frame draw:id="id71" presentation:style-name="a348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47" text:class-names="" text:cond-style-name=""><text:span text:style-name="a344" text:class-names=""><text:date text:fixed="false" style:data-style-name="a345">10.11.2018</text:date></text:span><text:span text:style-name="a346" text:class-names=""/></text:p>
        </draw:text-box>
        <svg:title/>
        <svg:desc/>
      </draw:frame>
      <draw:frame draw:id="id72" presentation:style-name="a351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73" presentation:style-name="a355" draw:name="Slide Number Placeholder 6" svg:x="0.17324in" svg:y="0.18in" svg:width="0.69633in" svg:height="0.3530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>‹#›</text:page-number></text:span><text:span text:style-name="a353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7">
      <draw:custom-shape svg:x="1.09851in" svg:y="0in" svg:width="11.3433in" svg:height="7.5in" draw:id="id74" draw:layer="Master1-bg" draw:style-name="a35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5" draw:layer="Master1-bg" draw:style-name="a359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presentation:style-name="a363" draw:name="Picture Placeholder 2" svg:x="7.37868in" svg:y="0.00353in" svg:width="5.06314in" svg:height="7.5in" presentation:class="graphic" presentation:placeholder="false">
        <draw:text-box>
          <text:p text:style-name="a362" text:class-names="" text:cond-style-name=""><text:span text:style-name="a360" text:class-names="">Click icon to add picture</text:span><text:span text:style-name="a361" text:class-names=""/></text:p>
        </draw:text-box>
        <svg:title/>
        <svg:desc/>
      </draw:frame>
      <draw:frame draw:id="id77" draw:layer="Master1-bg" draw:style-name="a367" draw:name="TextBox 9" svg:x="1.70023in" svg:y="1.2331in" svg:width="0.45455in" svg:height="0.40391in">
        <draw:text-box>
          <text:p text:style-name="a366" text:class-names="" text:cond-style-name=""><text:span text:style-name="a364" text:class-names="">z</text:span><text:span text:style-name="a365" text:class-names=""/></text:p>
        </draw:text-box>
        <svg:title/>
        <svg:desc/>
      </draw:frame>
      <draw:frame draw:id="id78" presentation:style-name="a371" draw:name="Title 1" svg:x="2.15578in" svg:y="1.40251in" svg:width="4.34272in" svg:height="2.07838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79" presentation:style-name="a375" draw:name="Text Placeholder 3" svg:x="2.15477in" svg:y="3.48089in" svg:width="4.34369in" svg:height="2.6097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</draw:text-box>
        <svg:title/>
        <svg:desc/>
      </draw:frame>
      <draw:frame draw:id="id80" presentation:style-name="a380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10.11.2018</text:date></text:span><text:span text:style-name="a378" text:class-names=""/></text:p>
        </draw:text-box>
        <svg:title/>
        <svg:desc/>
      </draw:frame>
      <draw:frame draw:id="id81" presentation:style-name="a383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82" presentation:style-name="a387" draw:name="Slide Number Placeholder 6" svg:x="0.17324in" svg:y="0.18in" svg:width="0.69633in" svg:height="0.35307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>‹#›</text:page-number></text:span><text:span text:style-name="a385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89">
      <draw:custom-shape svg:x="1.09851in" svg:y="0in" svg:width="11.3433in" svg:height="7.5in" draw:id="id83" draw:layer="Master1-bg" draw:style-name="a39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4" draw:layer="Master1-bg" draw:style-name="a391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draw:layer="Master1-bg" draw:style-name="a395" draw:name="TextBox 8" svg:x="2.39965in" svg:y="0.70125in" svg:width="0.45455in" svg:height="0.40391in">
        <draw:text-box>
          <text:p text:style-name="a394" text:class-names="" text:cond-style-name=""><text:span text:style-name="a392" text:class-names="">z</text:span><text:span text:style-name="a393" text:class-names=""/></text:p>
        </draw:text-box>
        <svg:title/>
        <svg:desc/>
      </draw:frame>
      <draw:frame draw:id="id86" draw:layer="Master1-bg" presentation:style-name="a399" draw:name="Title 1" svg:x="2.85631in" svg:y="0.8837in" svg:width="8.6987in" svg:height="1.17807in" presentation:class="title" presentation:placeholder="false">
        <draw:text-box>
          <text:p text:style-name="a398" text:class-names="" text:cond-style-name=""><text:span text:style-name="a396" text:class-names="">Click to edit Master title style</text:span><text:span text:style-name="a397" text:class-names=""/></text:p>
        </draw:text-box>
        <svg:title/>
        <svg:desc/>
      </draw:frame>
      <draw:frame draw:id="id87" presentation:style-name="a416" draw:name="Vertical Text Placeholder 2" svg:x="3.03324in" svg:y="2.24422in" svg:width="8.5264in" svg:height="4.3720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  <text:list text:style-name="a405">
            <text:list-item>
              <text:list text:style-name="a405">
                <text:list-item>
                  <text:p text:style-name="a404" text:class-names="" text:cond-style-name=""><text:span text:style-name="a403" text:class-names="">Second level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6" text:class-names="">Third level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list text:style-name="a415">
                            <text:list-item>
                              <text:p text:style-name="a414" text:class-names="" text:cond-style-name=""><text:span text:style-name="a412" text:class-names="">Fifth level</text:span><text:span text:style-name="a4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2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10.11.2018</text:date></text:span><text:span text:style-name="a419" text:class-names=""/></text:p>
        </draw:text-box>
        <svg:title/>
        <svg:desc/>
      </draw:frame>
      <draw:frame draw:id="id89" presentation:style-name="a424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0" presentation:style-name="a428" draw:name="Slide Number Placeholder 5" svg:x="0.17324in" svg:y="0.18in" svg:width="0.69633in" svg:height="0.35307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30">
      <draw:custom-shape svg:x="1.09851in" svg:y="0in" svg:width="11.3433in" svg:height="7.5in" draw:id="id91" draw:layer="Master1-bg" draw:style-name="a431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2" draw:layer="Master1-bg" draw:style-name="a432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3" draw:layer="Master1-bg" draw:style-name="a436" draw:transform="translate(-0.22727in -0.20195in) rotate(-1.5708) translate(11.53211in 0.65696in)" draw:name="TextBox 8" svg:width="0.45455in" svg:height="0.40391in">
        <draw:text-box>
          <text:p text:style-name="a435" text:class-names="" text:cond-style-name=""><text:span text:style-name="a433" text:class-names="">z</text:span><text:span text:style-name="a434" text:class-names=""/></text:p>
        </draw:text-box>
        <svg:title/>
        <svg:desc/>
      </draw:frame>
      <draw:frame draw:id="id94" draw:layer="Master1-bg" presentation:style-name="a440" draw:name="Vertical Title 1" svg:x="10.10431in" svg:y="0.88125in" svg:width="1.4507in" svg:height="5.73505in" presentation:class="title" presentation:placeholder="false">
        <draw:text-box>
          <text:p text:style-name="a439" text:class-names="" text:cond-style-name=""><text:span text:style-name="a437" text:class-names="">Click to edit Master title style</text:span><text:span text:style-name="a438" text:class-names=""/></text:p>
        </draw:text-box>
        <svg:title/>
        <svg:desc/>
      </draw:frame>
      <draw:frame draw:id="id95" presentation:style-name="a457" draw:name="Vertical Text Placeholder 2" svg:x="2.85296in" svg:y="1.06125in" svg:width="7.07229in" svg:height="5.55505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Edit Master text styles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 level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hird level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list text:style-name="a456">
                            <text:list-item>
                              <text:p text:style-name="a455" text:class-names="" text:cond-style-name=""><text:span text:style-name="a453" text:class-names="">Fifth level</text:span><text:span text:style-name="a4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62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10.11.2018</text:date></text:span><text:span text:style-name="a460" text:class-names=""/></text:p>
        </draw:text-box>
        <svg:title/>
        <svg:desc/>
      </draw:frame>
      <draw:frame draw:id="id97" presentation:style-name="a465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98" presentation:style-name="a469" draw:name="Slide Number Placeholder 5" svg:x="0.17324in" svg:y="0.18in" svg:width="0.69633in" svg:height="0.35307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dc:date>2018-11-10T12:30:31Z</dc:date>
    <meta:template xlink:href="Madison" xlink:type="simple"/>
    <meta:editing-cycles>1497</meta:editing-cycles>
    <meta:editing-duration>PT60S</meta:editing-duration>
    <meta:document-statistic meta:paragraph-count="0" meta:word-count="0"/>
  </office:meta>
</office:document-meta>
</file>